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 draw:luminance="0%" draw:contrast="0%" draw:image-opacity="100%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0in" svg:y="0in" svg:width="11.02362in" svg:height="6.20079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572">
          <draw:frame draw:id="id74" draw:style-name="a569" draw:name="Slide Number Placeholder 6" svg:x="4.81102in" svg:y="10.45in" svg:width="3.68858in" svg:height="0.54961in">
            <draw:text-box>
              <text:p text:style-name="a568" text:class-names="" text:cond-style-name=""><text:span text:style-name="a567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5" presentation:style-name="a570" draw:name="Slide Image Placeholder 1">
            <svg:title/>
            <svg:desc/>
          </draw:page-thumbnail>
          <draw:frame draw:id="id76" presentation:style-name="a57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73" draw:master-page-name="Master1-Layout7-blank-Blank" presentation:presentation-page-layout-name="Master1-PPL7" draw:id="Slide-257">
        <draw:frame draw:id="id77" draw:style-name="a574" svg:x="0in" svg:y="0in" svg:width="11.02362in" svg:height="6.20079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580">
          <draw:frame draw:id="id78" draw:style-name="a577" draw:name="Slide Number Placeholder 6" svg:x="4.81102in" svg:y="10.45in" svg:width="3.68858in" svg:height="0.54961in">
            <draw:text-box>
              <text:p text:style-name="a576" text:class-names="" text:cond-style-name=""><text:span text:style-name="a575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79" presentation:style-name="a578" draw:name="Slide Image Placeholder 1">
            <svg:title/>
            <svg:desc/>
          </draw:page-thumbnail>
          <draw:frame draw:id="id80" presentation:style-name="a5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81" draw:master-page-name="Master1-Layout7-blank-Blank" presentation:presentation-page-layout-name="Master1-PPL7" draw:id="Slide-258">
        <draw:frame draw:id="id81" presentation:style-name="a582" draw:name="Subtitle 1" svg:x="0in" svg:y="0in" svg:width="11.02362in" svg:height="6.20079in" presentation:class="subtitle" presentation:placeholder="true">
          <draw:text-box/>
          <svg:title/>
          <svg:desc/>
        </draw:frame>
        <draw:frame draw:id="id82" draw:style-name="a583" svg:x="-0.00472in" svg:y="-0.00472in" svg:width="11.02323in" svg:height="6.2003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89">
          <draw:frame draw:id="id83" draw:style-name="a586" draw:name="Slide Number Placeholder 6" svg:x="4.81102in" svg:y="10.45in" svg:width="3.68858in" svg:height="0.54961in">
            <draw:text-box>
              <text:p text:style-name="a585" text:class-names="" text:cond-style-name=""><text:span text:style-name="a584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84" presentation:style-name="a587" draw:name="Slide Image Placeholder 1">
            <svg:title/>
            <svg:desc/>
          </draw:page-thumbnail>
          <draw:frame draw:id="id85" presentation:style-name="a58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590" draw:master-page-name="Master1-Layout7-blank-Blank" presentation:presentation-page-layout-name="Master1-PPL7" draw:id="Slide-259">
        <draw:frame draw:id="id86" presentation:style-name="a591" draw:name="Subtitle 1" svg:x="0in" svg:y="0in" svg:width="11.02362in" svg:height="6.20079in" presentation:class="subtitle" presentation:placeholder="true">
          <draw:text-box/>
          <svg:title/>
          <svg:desc/>
        </draw:frame>
        <draw:frame draw:id="id87" draw:style-name="a592" svg:x="-0.00472in" svg:y="-0.00472in" svg:width="11.02323in" svg:height="6.2003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598">
          <draw:frame draw:id="id88" draw:style-name="a595" draw:name="Slide Number Placeholder 6" svg:x="4.81102in" svg:y="10.45in" svg:width="3.68858in" svg:height="0.54961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89" presentation:style-name="a596" draw:name="Slide Image Placeholder 1">
            <svg:title/>
            <svg:desc/>
          </draw:page-thumbnail>
          <draw:frame draw:id="id90" presentation:style-name="a59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Bibek Shah Shankhar</dc:creator>
    <meta:creation-date>2021-11-18T17:40:41Z</meta:creation-date>
    <dc:date>2021-11-19T03:27:06Z</dc:date>
    <meta:editing-cycles>1</meta:editing-cycles>
    <meta:editing-duration>PT1071S</meta:editing-duration>
    <meta:document-statistic meta:paragraph-count="4" meta:word-count="4"/>
  </office:meta>
</office:document-meta>
</file>